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38c" officeooo:paragraph-rsid="0014938c"/>
    </style:style>
    <style:style style:name="P2" style:family="paragraph" style:parent-style-name="Standard">
      <style:text-properties officeooo:paragraph-rsid="0014938c"/>
    </style:style>
    <style:style style:name="P3" style:family="paragraph" style:parent-style-name="Standard">
      <style:text-properties officeooo:rsid="0015f157" officeooo:paragraph-rsid="0015f157"/>
    </style:style>
    <style:style style:name="P4" style:family="paragraph" style:parent-style-name="Standard">
      <style:text-properties officeooo:rsid="00167679" officeooo:paragraph-rsid="00167679"/>
    </style:style>
    <style:style style:name="P5" style:family="paragraph" style:parent-style-name="Standard">
      <style:text-properties officeooo:rsid="00167679" officeooo:paragraph-rsid="00167679"/>
    </style:style>
    <style:style style:name="P6" style:family="paragraph" style:parent-style-name="Standard">
      <style:text-properties officeooo:rsid="00186a8d" officeooo:paragraph-rsid="00186a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buntu 19.10 – First Impressions</text:p>
      <text:p text:style-name="P1"/>
      <text:p text:style-name="P1">Within one week of the release, I finally received the upgrade to Ubuntu 19.10, Eoan Ermine. I will be using this is my primary operating system, so I will </text:p>
      <text:p text:style-name="P2"/>
      <text:p text:style-name="P3">One of the nice cosmetic changes that they have made is the icon launcher, it has some translucency added back to it, allowing for a nice, subtle bit of color showing through, even when windows are maximized. It makes the lack of translucency on the top bar a little more bearable. </text:p>
      <text:p text:style-name="P3"/>
      <text:p text:style-name="P4">There has also been a bit of an icon overhaul. The files icon looks very similar to the default GNOME icon. Firefox’s icon is also updated to the latest icon the company has. I enjoy the new icons, though the files icon looks a little out of place after I got used to the folder before that. The blue and white looks out of place. </text:p>
      <text:p text:style-name="P4"/>
      <text:p text:style-name="P6">GNOME as a desktop environment feels snappier than in the past. In particular, the animation when the app drawer opens. I have often found, even on my desktop, that this was a slow animation, but on 19.10 this animation is fluid. </text:p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3T21:22:14.719698840</meta:creation-date>
    <dc:date>2019-10-27T15:56:09.310662637</dc:date>
    <meta:editing-duration>P3DT17H42M7S</meta:editing-duration>
    <meta:editing-cycles>3</meta:editing-cycles>
    <meta:generator>LibreOffice/6.3.2.2$Linux_X86_64 LibreOffice_project/30$Build-2</meta:generator>
    <meta:document-statistic meta:table-count="0" meta:image-count="0" meta:object-count="0" meta:page-count="1" meta:paragraph-count="5" meta:word-count="190" meta:character-count="1031" meta:non-whitespace-character-count="841"/>
  </office:meta>
</office:document-meta>
</file>